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bd9b" officeooo:paragraph-rsid="0010bd9b"/>
    </style:style>
    <style:style style:name="P2" style:family="paragraph" style:parent-style-name="Standard">
      <style:text-properties officeooo:rsid="0010bd9b" officeooo:paragraph-rsid="0013bec8"/>
    </style:style>
    <style:style style:name="P3" style:family="paragraph" style:parent-style-name="Standard">
      <style:text-properties officeooo:rsid="0011d6d4" officeooo:paragraph-rsid="0011d6d4"/>
    </style:style>
    <style:style style:name="P4" style:family="paragraph" style:parent-style-name="Standard">
      <style:text-properties officeooo:rsid="0013bec8" officeooo:paragraph-rsid="0013bec8"/>
    </style:style>
    <style:style style:name="T1" style:family="text">
      <style:text-properties officeooo:rsid="0011d6d4"/>
    </style:style>
    <style:style style:name="T2" style:family="text">
      <style:text-properties officeooo:rsid="0013be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Cài đặt</text:p>
      <text:p text:style-name="P1">2. Demo</text:p>
      <text:p text:style-name="P1">2.1. Users Resource</text:p>
      <text:p text:style-name="P1">- rails generate scaffold User name:string email:string</text:p>
      <text:p text:style-name="P1">- rake db:migrate</text:p>
      <text:p text:style-name="P1">Nó sẽ gen cho mình những thao tác cơ bản cho form User ví dụ như thêm, sửa, xóa User</text:p>
      <text:p text:style-name="P1">Điểm yếu:</text:p>
      <text:p text:style-name="P1">- Không validation dữ liệu</text:p>
      <text:p text:style-name="P1">- Không có xác minh authentication</text:p>
      <text:p text:style-name="P1">- Không có kiểm tra tests</text:p>
      <text:p text:style-name="P1">- Không có sự sắp xếp layout</text:p>
      <text:p text:style-name="P1">- Khó hiểu</text:p>
      <text:p text:style-name="P1">2.3. The Micro posts Resource</text:p>
      <text:p text:style-name="P1">Nên có so sánh với Users Resource</text:p>
      <text:p text:style-name="P2"><text:span text:style-name="T2">2.4. Kết luận</text:span></text:p>
      <text:p text:style-name="P2">Điểm <text:span text:style-name="T1">mạnh:</text:span></text:p>
      <text:p text:style-name="P1">- <text:span text:style-name="T1">Chương trình Rails ở mức cao</text:span></text:p>
      <text:p text:style-name="P3">- Giới thiệu về <text:span text:style-name="T2">mô hình MVC</text:span></text:p>
      <text:p text:style-name="P3">- <text:span text:style-name="T2">Giới thiệu qua về REST architecture</text:span></text:p>
      <text:p text:style-name="P4">- Bắt đầu việc mô hình hóa dữ liệu</text:p>
      <text:p text:style-name="P4">- Database-backed web application in production</text:p>
      <text:p text:style-name="P4">Điểm yếu:</text:p>
      <text:p text:style-name="P4">- Không có tùy chọn layout hoặc styling</text:p>
      <text:p text:style-name="P4">- Không có trang web tĩnh</text:p>
      <text:p text:style-name="P4">- Không có mật khẩu người dùng</text:p>
      <text:p text:style-name="P4">- No user images</text:p>
      <text:p text:style-name="P4">- No signing in</text:p>
      <text:p text:style-name="P4">- No security</text:p>
      <text:p text:style-name="P4">- Không tự động kết hợp user/micropost</text:p>
      <text:p text:style-name="P4">- Không có khái niệm following or followed</text:p>
      <text:p text:style-name="P4">- Không cung cấp micropost</text:p>
      <text:p text:style-name="P4">- No test-driven development</text:p>
      <text:p text:style-name="P4">- No real understanding</text:p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3T17:21:11.920455250</meta:creation-date>
    <dc:date>2015-04-03T21:25:35.138783401</dc:date>
    <meta:editing-duration>PT1H33M12S</meta:editing-duration>
    <meta:editing-cycles>1</meta:editing-cycles>
    <meta:document-statistic meta:table-count="0" meta:image-count="0" meta:object-count="0" meta:page-count="1" meta:paragraph-count="33" meta:word-count="182" meta:character-count="888" meta:non-whitespace-character-count="739"/>
    <meta:generator>LibreOffice/4.3.3.2$Linux_X86_64 LibreOffice_project/430m0$Build-2</meta:generator>
  </office:meta>
</office:document-meta>
</file>